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bgr.com/2012/10/13/yahoo-homepage-redesign-leak/" office:target-frame-name="_top" xlink:show="replace"><text:span text:style-name="Hyperlink">http://bgr.com/2012/10/13/yahoo-homepage-redesign-leak/</text:span></text:a></text:p>
      <text:p text:style-name="Normal"><text:a xlink:href="http://www.businessinsider.com/marissa-mayers-first-yahoo-homepage-redesign-appears-to-demote-flickr-2012-10" office:target-frame-name="_top" xlink:show="replace"><text:span text:style-name="Hyperlink">http://www.businessinsider.com/marissa-mayers-first-yahoo-homepage-redesign-appears-to-demote-flickr-2012-10</text:span></text:a></text:p>
      <text:p text:style-name="Normal"><text:a xlink:href="http://allthingsd.com/20121109/touch-a-touch-a-touch-me-yahoos-latest-new-homepage-redesign-tries-interactive-tile-look/" office:target-frame-name="_top" xlink:show="replace"><text:span text:style-name="Hyperlink">http://allthingsd.com/20121109/touch-a-touch-a-touch-me-yahoos-latest-new-homepage-redesign-tries-interactive-tile-look/</text:span></text:a></text:p>
      <text:p text:style-name="Normal">http://bgr.com/2012/10/13/yahoo-homepage-redesign-leak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Gabriel</meta:initial-creator>
    <dc:creator>Robert Gabriel</dc:creator>
    <meta:creation-date>2013-02-18T18:27:00Z</meta:creation-date>
    <dc:date>2013-02-18T18:30:00Z</dc:date>
    <meta:template xlink:href="Normal" xlink:type="simple"/>
    <meta:editing-cycles>1</meta:editing-cycles>
    <meta:editing-duration>PT180S</meta:editing-duration>
    <meta:document-statistic meta:page-count="1" meta:paragraph-count="1" meta:word-count="100" meta:character-count="675" meta:row-count="4" meta:non-whitespace-character-count="576"/>
  </office:meta>
</office:document-meta>
</file>